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50%" fo:text-indent="1.249cm" style:auto-text-indent="false"/>
      <style:text-properties fo:font-size="11pt" style:font-size-asian="11pt" style:font-size-complex="11pt"/>
    </style:style>
    <style:style style:name="P2" style:family="paragraph" style:parent-style-name="Text_20_body">
      <style:paragraph-properties fo:margin-left="0cm" fo:margin-right="0cm" fo:line-height="150%" fo:text-indent="1.249cm" style:auto-text-indent="false"/>
    </style:style>
    <style:style style:name="T1" style:family="text">
      <style:text-properties fo:font-variant="normal" fo:text-transform="none" fo:color="#0000ff" style:font-name="arial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2" style:family="text">
      <style:text-properties fo:font-variant="normal" fo:text-transform="none" fo:color="#000099" style:font-name="arial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3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iversidade Federal de Goiás</text:p>
      <text:p text:style-name="Standard">José Leonardo Anselmo Sarmento Monteiro</text:p>
      <text:p text:style-name="Standard">Relatório do dia 19/11/2012 até 26/11/2012</text:p>
      <text:p text:style-name="Standard"/>
      <text:p text:style-name="P1">Na primeira semana do projeto me foi atribuído o papel de Gestor de Escopo e Qualidade do projeto. Este papel tem por função definir os entregáveis do projeto assim como o que deve ou não fazer parte do projeto.</text:p>
      <text:p text:style-name="P1">Em vista disso foi iniciado o estudo para elaboração da EAP do projeto. Inicialmente reunimos a equipe para coletar o comprometimento de cada um com sua atividade atribuída. Após meu comprometimento com a atividade atribuída a mim iniciei o planejamento e estimativa da EAP.</text:p>
      <text:p text:style-name="P1">Com base em projetos anteriores estimei que o prazo de realização de uma versão preliminar da EAP seria de 8 horas. Assim que concluída foi encaminhado para o restante do grupo realizar uma análise do documento e dar inicio ao planejamento para criar os produtos definidos na EAP.</text:p>
      <text:p text:style-name="P1">A reunião de definição das tarefas contou com a presença dos alunos que executam papel de gestão, incluindo minha participação. Foi discutido além do comprometimento da equipe as atividades iniciais para gestão do projeto e distribuição de tarefas para a iteração. A reunião teve duração de 2 horas</text:p>
      <text:p text:style-name="P2"><text:span text:style-name="T3">Como gestor de escopo apresentei a EAP e as atividades foram determinadas em cima dos artefatos listados na mesma. Esta reunião produziu o artefato "</text:span><text:a xlink:type="simple" xlink:href="http://code.google.com/p/sgb-02-2012/source/browse/trunk/Gerencia_de_Projetos/Integracao/SGB_ATAR_AtaDeReuniao001.odt"><text:span text:style-name="T1">SGB_ATAR_AtaDeReuniao001.odt</text:span></text:a><text:span text:style-name="T3"> " e foi conduzida coletivamente.</text:span></text:p>
      <text:p text:style-name="P2"><text:span text:style-name="T3">A elaboração da EAP teve duração de 6 horas. Para a realização da mesma ouve a necessidade de leitura do Guia Geral do MPS Br, PMBOK e SWEBOK, tempo que foi incorporado a elaboração da EAP. Artefado produzido: </text:span><text:a xlink:type="simple" xlink:href="http://code.google.com/p/sgb-02-2012/source/browse/trunk/Gerencia_de_Projetos/Escopo/SGB_ESCP_EAP.odt"><text:span text:style-name="T2">SGB_ESCP_EAP.odt</text:span></text:a><text:span text:style-name="T3">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7:32:21.42</meta:creation-date>
    <dc:date>2012-10-26T19:59:12.90</dc:date>
    <meta:editing-duration>PT1H19M25S</meta:editing-duration>
    <meta:editing-cycles>3</meta:editing-cycles>
    <meta:generator>LibreOffice/3.4$Win32 LibreOffice_project/340m1$Build-203</meta:generator>
    <meta:document-statistic meta:table-count="0" meta:image-count="0" meta:object-count="0" meta:page-count="1" meta:paragraph-count="9" meta:word-count="263" meta:character-count="1610" meta:non-whitespace-character-count="1355"/>
  </office:meta>
</office:document-meta>
</file>